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3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PLEDGE (39:1-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DAVID'S PLEDGE (39:1-3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hat he decides (39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hat he does (39:2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39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DAVID'S PLEDGE (39:1-3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DAVID'S PETITION (39:4-1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DAVID'S PETITION (39:4-13)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Show me! (39:4-6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Show me! (39:4-6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frailty of life (39:4-5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futility of life (39:6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DAVID'S PETITION (39:4-13):<text:s text:c="1"/></text:span><text:span text:style-name="a497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Show me! (39:4-6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Save me! (39:7-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Spare me! (39:10-11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Satisfy me! (39:12-13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PSALM 39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DAVID'S PLEDGE (39:1-3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DAVID'S PETITION (39:4-13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39 </dc:title>
    <meta:initial-creator>David STRICKLAND</meta:initial-creator>
    <dc:creator>David STRICKLAND</dc:creator>
    <meta:creation-date>2020-02-22T17:38:03Z</meta:creation-date>
    <dc:date>2020-02-22T17:38:04Z</dc:date>
    <meta:template xlink:href="BibleStudy" xlink:type="simple"/>
    <meta:editing-cycles>1</meta:editing-cycles>
    <meta:editing-duration>PT0S</meta:editing-duration>
    <meta:document-statistic meta:paragraph-count="21" meta:word-count="118"/>
  </office:meta>
</office:document-meta>
</file>